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67F00000033084BC6CFB225A62E.png" manifest:media-type="image/png"/>
  <manifest:file-entry manifest:full-path="Pictures/100002010000068100000064EA129CE4692A07C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0.899cm" svg:x="0.017cm" svg:y="1.066cm">
          <draw:image xlink:href="Pictures/100002010000068100000064EA129CE4692A07C6.png" xlink:type="simple" xlink:show="embed" xlink:actuate="onLoad" loext:mime-type="image/png">
            <text:p/>
          </draw:image>
        </draw:frame>
        <draw:frame draw:style-name="gr1" draw:text-style-name="P1" draw:layer="layout" svg:width="14.999cm" svg:height="0.459cm" svg:x="0.017cm" svg:y="2.086cm">
          <draw:image xlink:href="Pictures/100002010000067F00000033084BC6CFB225A62E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1-02-10T08:34:06.507778235</dc:date>
    <meta:editing-duration>PT3M1S</meta:editing-duration>
    <meta:editing-cycles>3</meta:editing-cycles>
    <meta:generator>LibreOffice/6.1.2.1$MacOSX_X86_64 LibreOffice_project/65905a128db06ba48db947242809d14d3f9a93fe</meta:generator>
    <meta:document-statistic meta:object-count="2"/>
  </office:meta>
</office:document-meta>
</file>